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1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ddd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3.254cm" fo:min-width="24.69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7.801cm" fo:min-width="25.195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51cm" fo:min-width="4.582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2cm" fo:min-width="5.5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5cm" fo:min-width="5.393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2cm" fo:min-width="6.5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106cm" svg:stroke-color="#3465a4" draw:marker-start="msArrowEnd_20_5" draw:marker-start-width="0.368cm" draw:marker-start-center="false" draw:marker-end-width="0.358cm" draw:fill="none" draw:textarea-horizontal-align="center" draw:textarea-vertical-align="top" draw:auto-grow-height="false" fo:padding-top="0.177cm" fo:padding-bottom="0.177cm" fo:padding-left="0.302cm" fo:padding-right="0.302cm" fo:wrap-option="wrap"/>
    </style:style>
    <style:style style:name="gr8" style:family="graphic" style:parent-style-name="standard">
      <style:graphic-properties draw:stroke="solid" svg:stroke-width="0cm" svg:stroke-color="#729fcf" draw:marker-start="msArrowEnd_20_5" draw:marker-start-width="0.21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4.55cm" fo:min-width="24.698cm"/>
      <style:paragraph-properties style:writing-mode="lr-tb"/>
    </style:style>
    <style:style style:name="gr10" style:family="graphic" style:parent-style-name="objectwithoutfill">
      <style:graphic-properties svg:stroke-color="#729fcf" draw:marker-start="" draw:marker-start-width="0.3cm" draw:marker-end="Arrow" draw:marker-end-width="0.2cm"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5" style:family="paragraph">
      <style:paragraph-properties fo:margin-top="0cm" fo:margin-bottom="0cm" fo:text-align="start"/>
    </style:style>
    <style:style style:name="P6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7" style:family="paragraph">
      <style:paragraph-properties fo:text-align="center"/>
      <style:text-properties fo:font-weight="bold"/>
    </style:style>
    <style:style style:name="P8" style:family="paragraph">
      <style:paragraph-properties fo:text-align="center"/>
      <style:text-properties fo:font-size="18pt" fo:font-weight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" style:family="text">
      <style:text-properties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25.194cm" svg:height="3.503cm" svg:x="1.399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5.194cm" svg:height="17.8cm" svg:x="1.399cm" svg:y="1.6cm">
          <text:p text:style-name="P2"><text:span text:style-name="T1">The data analysis cycle</text:span></text:p>
          <text:p text:style-name="P2"><text:span text:style-name="T2"/></text:p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6" draw:layer="layout" svg:width="5.081cm" svg:height="1.8cm" svg:x="1.919cm" svg:y="12cm">
          <text:p text:style-name="P5"><text:span text:style-name="T3">Data extraction </text:span><text:span text:style-name="T4">and prepa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" draw:text-style-name="P6" draw:layer="layout" svg:width="5.999cm" svg:height="0.961cm" svg:x="4.801cm" svg:y="6.839cm">
          <text:p text:style-name="P5"><text:span text:style-name="T4">Summarisation</text:span></text:p>
          <text:p text:style-name="P5"><text:span text:style-name="T4">and description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5" draw:text-style-name="P6" draw:layer="layout" svg:width="5.892cm" svg:height="0.999cm" svg:x="19.108cm" svg:y="6.8cm">
          <text:p text:style-name="P5"><text:span text:style-name="T4">Exploration and knowledge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6" draw:text-style-name="P6" draw:layer="layout" svg:width="6.999cm" svg:height="0.961cm" svg:x="10.258cm" svg:y="3.521cm">
          <text:p text:style-name="P5"><text:span text:style-name="T4">Visualisation/repor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6" draw:text-style-name="P6" draw:layer="layout" svg:width="6.999cm" svg:height="0.961cm" svg:x="22.6cm" svg:y="12.239cm">
          <text:p text:style-name="P5"><text:span text:style-name="T4">Modelling and pre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7" draw:text-style-name="P1" draw:layer="layout" svg:x1="18.8cm" svg:y1="7.6cm" svg:x2="10cm" svg:y2="7.8cm">
          <text:p/>
        </draw:line>
        <draw:line draw:name="Line 13" draw:style-name="gr7" draw:text-style-name="P1" draw:layer="layout" svg:x1="24cm" svg:y1="12.2cm" svg:x2="22cm" svg:y2="9.4cm">
          <text:p/>
        </draw:line>
        <draw:line draw:name="Line 10" draw:style-name="gr7" draw:text-style-name="P1" draw:layer="layout" svg:x1="6.6cm" svg:y1="8.6cm" svg:x2="4.004cm" svg:y2="11.801cm">
          <text:p/>
        </draw:line>
        <draw:line draw:name="Line 10" draw:style-name="gr8" draw:text-style-name="P1" draw:layer="layout" svg:x1="11.6cm" svg:y1="4.6cm" svg:x2="7.8cm" svg:y2="7cm">
          <text:p/>
        </draw:line>
        <draw:line draw:name="Line 10" draw:style-name="gr8" draw:text-style-name="P1" draw:layer="layout" svg:x1="15.2cm" svg:y1="4.6cm" svg:x2="19.2cm" svg:y2="6.4cm">
          <text:p/>
        </draw:line>
        <draw:custom-shape draw:style-name="gr9" draw:text-style-name="P8" draw:layer="layout" svg:width="25.198cm" svg:height="4.8cm" svg:x="1.599cm" svg:y="15.201cm">
          <text:p text:style-name="P7"><text:span text:style-name="T5">Subject area</text:span></text:p>
          <draw:enhanced-geometry svg:viewBox="0 0 21600 21600" draw:type="rectangle" draw:enhanced-path="M 0 0 L 21600 0 21600 21600 0 21600 0 0 Z N"/>
        </draw:custom-shape>
        <draw:line draw:name="Line 13" draw:style-name="gr7" draw:text-style-name="P1" draw:layer="layout" svg:x1="24.198cm" svg:y1="15.001cm" svg:x2="24.198cm" svg:y2="14.201cm">
          <text:p/>
        </draw:line>
        <draw:line draw:name="Line 10" draw:style-name="gr7" draw:text-style-name="P1" draw:layer="layout" svg:x1="4.016cm" svg:y1="14.121cm" svg:x2="3.999cm" svg:y2="15.001cm">
          <text:p/>
        </draw:line>
        <draw:connector draw:style-name="gr10" draw:text-style-name="P9" draw:layer="layout" draw:type="curve" draw:line-skew="-4.5cm" svg:x1="2.341cm" svg:y1="11.779cm" svg:x2="10.258cm" svg:y2="4.052cm" svg:d="M2341 11779c-811 0-4770-7727 7917-7727" svg:viewBox="0 0 9139 7728">
          <text:p/>
        </draw:connector>
        <draw:connector draw:style-name="gr10" draw:text-style-name="P9" draw:layer="layout" draw:type="curve" draw:line-skew="4.993cm" svg:x1="26.357cm" svg:y1="11.525cm" svg:x2="17.257cm" svg:y2="4.052cm" svg:d="M26357 11525c664 0 5214-7473-9100-7473" svg:viewBox="0 0 10310 7474">
          <text:p/>
        </draw:connecto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1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_20_Slide" style:display-name="Blank Slide" style:page-layout-name="PM1" draw:style-name="Mdp1"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5.198cm" svg:height="12.18cm" svg:x="1.399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Mpr3" draw:text-style-name="MP5" draw:layer="backgroundobjects" svg:width="25.194cm" svg:height="3.503cm" svg:x="1.399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5cm" svg:height="11.136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1-23T13:29:37</meta:creation-date>
    <dc:language>en-IE</dc:language>
    <dc:date>2021-01-26T11:12:46.347000000</dc:date>
    <meta:editing-cycles>90</meta:editing-cycles>
    <meta:editing-duration>P1DT15H53M47S</meta:editing-duration>
    <meta:generator>LibreOffice/7.0.3.1$Windows_X86_64 LibreOffice_project/d7547858d014d4cf69878db179d326fc3483e082</meta:generator>
    <meta:document-statistic meta:object-count="45"/>
  </office:meta>
</office:document-meta>
</file>